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1.211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in"/>
      <style:text-properties style:use-window-font-color="true"/>
    </style:style>
    <style:style style:name="ce10" style:family="table-cell" style:parent-style-name="Default" style:data-style-name="N2">
      <style:table-cell-properties fo:background-color="#0099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ackground-color="#ff0000"/>
    </style:style>
    <style:style style:name="ce16" style:family="table-cell" style:parent-style-name="Default" style:data-style-name="N2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3.4697in" svg:y="0.722in">
            <draw:object draw:notify-on-update-of-ranges="Sheet1.A4:Sheet1.A24 Sheet1.B4:Sheet1.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5.3441in" svg:y="4.8209in">
            <draw:object draw:notify-on-update-of-ranges="Sheet1.F29:Sheet1.F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2256in" svg:y="10.5071in">
            <draw:object draw:notify-on-update-of-ranges="Sheet1.E59:Sheet1.E7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5098in" svg:height="3.5453in" svg:x="2.763in" svg:y="14.8705in">
            <draw:object draw:notify-on-update-of-ranges="Sheet1.A87:Sheet1.A107 Sheet1.B87:Sheet1.B10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6366in" svg:height="3.5461in" svg:x="0.563in" svg:y="30.5445in">
            <draw:object draw:notify-on-update-of-ranges="Sheet1.B145:Sheet1.B164 Sheet1.C145:Sheet1.C164 Sheet1.D145:Sheet1.D16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0.7713in" svg:height="3.5461in" svg:x="6.365in" svg:y="20.3862in">
            <draw:object draw:notify-on-update-of-ranges="Sheet1.C114:Sheet1.C133 Sheet1.D114:Sheet1.D1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IRLINES DATA ANALYSIS</text:p>
          </table:table-cell>
          <table:covered-table-cell table:number-columns-repeated="7"/>
          <table:table-cell table:number-columns-repeated="9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43494243" calcext:value-type="float">
            <text:p>43494243</text:p>
          </table:table-cell>
          <table:table-cell table:number-columns-repeated="15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46358778" calcext:value-type="float">
            <text:p>46358778</text:p>
          </table:table-cell>
          <table:table-cell table:number-columns-repeated="15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5385236" calcext:value-type="float">
            <text:p>45385236</text:p>
          </table:table-cell>
          <table:table-cell table:number-columns-repeated="15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42035717" calcext:value-type="float">
            <text:p>42035717</text:p>
          </table:table-cell>
          <table:table-cell table:number-columns-repeated="15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8757714" calcext:value-type="float">
            <text:p>48757714</text:p>
          </table:table-cell>
          <table:table-cell table:number-columns-repeated="1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2342926" calcext:value-type="float">
            <text:p>52342926</text:p>
          </table:table-cell>
          <table:table-cell table:number-columns-repeated="15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55533779" calcext:value-type="float">
            <text:p>55533779</text:p>
          </table:table-cell>
          <table:table-cell table:number-columns-repeated="15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7499146" calcext:value-type="float">
            <text:p>47499146</text:p>
          </table:table-cell>
          <table:table-cell table:number-columns-repeated="15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49273210" calcext:value-type="float">
            <text:p>49273210</text:p>
          </table:table-cell>
          <table:table-cell table:number-columns-repeated="15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50631364" calcext:value-type="float">
            <text:p>50631364</text:p>
          </table:table-cell>
          <table:table-cell table:number-columns-repeated="15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46376786" calcext:value-type="float">
            <text:p>46376786</text:p>
          </table:table-cell>
          <table:table-cell table:number-columns-repeated="15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50437898" calcext:value-type="float">
            <text:p>50437898</text:p>
          </table:table-cell>
          <table:table-cell table:number-columns-repeated="15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57309216" calcext:value-type="float">
            <text:p>57309216</text:p>
          </table:table-cell>
          <table:table-cell table:number-columns-repeated="1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57653170" calcext:value-type="float">
            <text:p>57653170</text:p>
          </table:table-cell>
          <table:table-cell table:number-columns-repeated="1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46746446" calcext:value-type="float">
            <text:p>46746446</text:p>
          </table:table-cell>
          <table:table-cell table:number-columns-repeated="15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54861521" calcext:value-type="float">
            <text:p>54861521</text:p>
          </table:table-cell>
          <table:table-cell table:number-columns-repeated="15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51888286" calcext:value-type="float">
            <text:p>51888286</text:p>
          </table:table-cell>
          <table:table-cell table:number-columns-repeated="15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62199127" calcext:value-type="float">
            <text:p>62199127</text:p>
          </table:table-cell>
          <table:table-cell table:number-columns-repeated="15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66363208" calcext:value-type="float">
            <text:p>66363208</text:p>
          </table:table-cell>
          <table:table-cell table:number-columns-repeated="15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62624175" calcext:value-type="float">
            <text:p>62624175</text:p>
          </table:table-cell>
          <table:table-cell table:number-columns-repeated="15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62378990" calcext:value-type="float">
            <text:p>62378990</text:p>
          </table:table-cell>
          <table:table-cell table:number-columns-repeated="15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43494243" calcext:value-type="float">
            <text:p>43494243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style-name="ce14" table:formula="of:=[.B29]/1000000" office:value-type="float" office:value="43.494243" calcext:value-type="float">
            <text:p>43.49</text:p>
          </table:table-cell>
          <table:table-cell table:number-columns-repeated="11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46358778" calcext:value-type="float">
            <text:p>46358778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style-name="ce14" table:formula="of:=[.B30]/1000000" office:value-type="float" office:value="46.358778" calcext:value-type="float">
            <text:p>46.36</text:p>
          </table:table-cell>
          <table:table-cell table:number-columns-repeated="11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5385236" calcext:value-type="float">
            <text:p>45385236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style-name="ce14" table:formula="of:=[.B31]/1000000" office:value-type="float" office:value="45.385236" calcext:value-type="float">
            <text:p>45.39</text:p>
          </table:table-cell>
          <table:table-cell table:number-columns-repeated="11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42035717" calcext:value-type="float">
            <text:p>4203571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style-name="ce14" table:formula="of:=[.B32]/1000000" office:value-type="float" office:value="42.035717" calcext:value-type="float">
            <text:p>42.04</text:p>
          </table:table-cell>
          <table:table-cell table:number-columns-repeated="11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8757714" calcext:value-type="float">
            <text:p>48757714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style-name="ce14" table:formula="of:=[.B33]/1000000" office:value-type="float" office:value="48.757714" calcext:value-type="float">
            <text:p>48.76</text:p>
          </table:table-cell>
          <table:table-cell table:number-columns-repeated="1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2342926" calcext:value-type="float">
            <text:p>5234292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14" table:formula="of:=[.B34]/1000000" office:value-type="float" office:value="52.342926" calcext:value-type="float">
            <text:p>52.34</text:p>
          </table:table-cell>
          <table:table-cell table:number-columns-repeated="11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55533779" calcext:value-type="float">
            <text:p>5553377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style-name="ce14" table:formula="of:=[.B35]/1000000" office:value-type="float" office:value="55.533779" calcext:value-type="float">
            <text:p>55.53</text:p>
          </table:table-cell>
          <table:table-cell table:number-columns-repeated="11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7499146" calcext:value-type="float">
            <text:p>4749914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style-name="ce14" table:formula="of:=[.B36]/1000000" office:value-type="float" office:value="47.499146" calcext:value-type="float">
            <text:p>47.50</text:p>
          </table:table-cell>
          <table:table-cell table:number-columns-repeated="11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49273210" calcext:value-type="float">
            <text:p>4927321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style-name="ce14" table:formula="of:=[.B37]/1000000" office:value-type="float" office:value="49.27321" calcext:value-type="float">
            <text:p>49.27</text:p>
          </table:table-cell>
          <table:table-cell table:number-columns-repeated="11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50631364" calcext:value-type="float">
            <text:p>5063136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style-name="ce14" table:formula="of:=[.B38]/1000000" office:value-type="float" office:value="50.631364" calcext:value-type="float">
            <text:p>50.63</text:p>
          </table:table-cell>
          <table:table-cell table:number-columns-repeated="1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46376786" calcext:value-type="float">
            <text:p>4637678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style-name="ce14" table:formula="of:=[.B39]/1000000" office:value-type="float" office:value="46.376786" calcext:value-type="float">
            <text:p>46.38</text:p>
          </table:table-cell>
          <table:table-cell table:number-columns-repeated="11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50437898" calcext:value-type="float">
            <text:p>5043789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style-name="ce14" table:formula="of:=[.B40]/1000000" office:value-type="float" office:value="50.437898" calcext:value-type="float">
            <text:p>50.44</text:p>
          </table:table-cell>
          <table:table-cell table:number-columns-repeated="11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57309216" calcext:value-type="float">
            <text:p>57309216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style-name="ce14" table:formula="of:=[.B41]/1000000" office:value-type="float" office:value="57.309216" calcext:value-type="float">
            <text:p>57.31</text:p>
          </table:table-cell>
          <table:table-cell table:number-columns-repeated="11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57653170" calcext:value-type="float">
            <text:p>5765317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style-name="ce14" table:formula="of:=[.B42]/1000000" office:value-type="float" office:value="57.65317" calcext:value-type="float">
            <text:p>57.65</text:p>
          </table:table-cell>
          <table:table-cell table:number-columns-repeated="11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46746446" calcext:value-type="float">
            <text:p>4674644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style-name="ce14" table:formula="of:=[.B43]/1000000" office:value-type="float" office:value="46.746446" calcext:value-type="float">
            <text:p>46.75</text:p>
          </table:table-cell>
          <table:table-cell table:number-columns-repeated="11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54861521" calcext:value-type="float">
            <text:p>5486152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style-name="ce14" table:formula="of:=[.B44]/1000000" office:value-type="float" office:value="54.861521" calcext:value-type="float">
            <text:p>54.86</text:p>
          </table:table-cell>
          <table:table-cell table:number-columns-repeated="11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51888286" calcext:value-type="float">
            <text:p>518882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style-name="ce14" table:formula="of:=[.B45]/1000000" office:value-type="float" office:value="51.888286" calcext:value-type="float">
            <text:p>51.89</text:p>
          </table:table-cell>
          <table:table-cell table:number-columns-repeated="11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62199127" calcext:value-type="float">
            <text:p>62199127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style-name="ce14" table:formula="of:=[.B46]/1000000" office:value-type="float" office:value="62.199127" calcext:value-type="float">
            <text:p>62.20</text:p>
          </table:table-cell>
          <table:table-cell table:number-columns-repeated="11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66363208" calcext:value-type="float">
            <text:p>6636320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style-name="ce14" table:formula="of:=[.B47]/1000000" office:value-type="float" office:value="66.363208" calcext:value-type="float">
            <text:p>66.36</text:p>
          </table:table-cell>
          <table:table-cell table:number-columns-repeated="11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62624175" calcext:value-type="float">
            <text:p>6262417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style-name="ce14" table:formula="of:=[.B48]/1000000" office:value-type="float" office:value="62.624175" calcext:value-type="float">
            <text:p>62.62</text:p>
          </table:table-cell>
          <table:table-cell table:number-columns-repeated="11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62378990" calcext:value-type="float">
            <text:p>6237899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14" table:formula="of:=[.B49]/1000000" office:value-type="float" office:value="62.37899" calcext:value-type="float">
            <text:p>62.38</text:p>
          </table:table-cell>
          <table:table-cell table:number-columns-repeated="11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4"/>
          <table:table-cell table:style-name="ce5" office:value-type="string" calcext:value-type="string">
            <text:p>GROWTH %</text:p>
          </table:table-cell>
          <table:table-cell table:number-columns-repeated="12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43494243" calcext:value-type="float">
            <text:p>4349424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3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46358778" calcext:value-type="float">
            <text:p>46358778</text:p>
          </table:table-cell>
          <table:table-cell/>
          <table:table-cell office:value-type="float" office:value="1996" calcext:value-type="float">
            <text:p>1996</text:p>
          </table:table-cell>
          <table:table-cell table:style-name="ce14" table:formula="of:=([.B59] - [.B58])/[.B58] * 100" office:value-type="float" office:value="6.58600955533357" calcext:value-type="float">
            <text:p>6.59</text:p>
          </table:table-cell>
          <table:table-cell table:number-columns-repeated="12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5385236" calcext:value-type="float">
            <text:p>45385236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14" table:formula="of:=([.B60] - [.B59])/[.B59] * 100" office:value-type="float" office:value="-2.10001652761425" calcext:value-type="float">
            <text:p>-2.10</text:p>
          </table:table-cell>
          <table:table-cell table:number-columns-repeated="12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42035717" calcext:value-type="float">
            <text:p>42035717</text:p>
          </table:table-cell>
          <table:table-cell/>
          <table:table-cell office:value-type="float" office:value="1998" calcext:value-type="float">
            <text:p>1998</text:p>
          </table:table-cell>
          <table:table-cell table:style-name="ce14" table:formula="of:=([.B61] - [.B60])/[.B60] * 100" office:value-type="float" office:value="-7.38019518065302" calcext:value-type="float">
            <text:p>-7.38</text:p>
          </table:table-cell>
          <table:table-cell table:number-columns-repeated="12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8757714" calcext:value-type="float">
            <text:p>48757714</text:p>
          </table:table-cell>
          <table:table-cell/>
          <table:table-cell office:value-type="float" office:value="1999" calcext:value-type="float">
            <text:p>1999</text:p>
          </table:table-cell>
          <table:table-cell table:style-name="ce14" table:formula="of:=([.B62] - [.B61])/[.B61] * 100" office:value-type="float" office:value="15.9911558068582" calcext:value-type="float">
            <text:p>15.99</text:p>
          </table:table-cell>
          <table:table-cell table:number-columns-repeated="1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2342926" calcext:value-type="float">
            <text:p>52342926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14" table:formula="of:=([.B63] - [.B62])/[.B62] * 100" office:value-type="float" office:value="7.3531174984947" calcext:value-type="float">
            <text:p>7.35</text:p>
          </table:table-cell>
          <table:table-cell table:number-columns-repeated="12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55533779" calcext:value-type="float">
            <text:p>55533779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4" table:formula="of:=([.B64] - [.B63])/[.B63] * 100" office:value-type="float" office:value="6.09605393477621" calcext:value-type="float">
            <text:p>6.10</text:p>
          </table:table-cell>
          <table:table-cell table:number-columns-repeated="12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7499146" calcext:value-type="float">
            <text:p>47499146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14" table:formula="of:=([.B65] - [.B64])/[.B64] * 100" office:value-type="float" office:value="-14.4680105418362" calcext:value-type="float">
            <text:p>-14.47</text:p>
          </table:table-cell>
          <table:table-cell table:number-columns-repeated="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49273210" calcext:value-type="float">
            <text:p>49273210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14" table:formula="of:=([.B66] - [.B65])/[.B65] * 100" office:value-type="float" office:value="3.7349387292142" calcext:value-type="float">
            <text:p>3.73</text:p>
          </table:table-cell>
          <table:table-cell table:number-columns-repeated="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50631364" calcext:value-type="float">
            <text:p>50631364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14" table:formula="of:=([.B67] - [.B66])/[.B66] * 100" office:value-type="float" office:value="2.75637410268176" calcext:value-type="float">
            <text:p>2.76</text:p>
          </table:table-cell>
          <table:table-cell table:number-columns-repeated="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46376786" calcext:value-type="float">
            <text:p>46376786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14" table:formula="of:=([.B68] - [.B67])/[.B67] * 100" office:value-type="float" office:value="-8.40304835556079" calcext:value-type="float">
            <text:p>-8.40</text:p>
          </table:table-cell>
          <table:table-cell table:number-columns-repeated="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50437898" calcext:value-type="float">
            <text:p>50437898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14" table:formula="of:=([.B69] - [.B68])/[.B68] * 100" office:value-type="float" office:value="8.75677758264663" calcext:value-type="float">
            <text:p>8.76</text:p>
          </table:table-cell>
          <table:table-cell table:number-columns-repeated="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57309216" calcext:value-type="float">
            <text:p>57309216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4" table:formula="of:=([.B70] - [.B69])/[.B69] * 100" office:value-type="float" office:value="13.6233234779134" calcext:value-type="float">
            <text:p>13.62</text:p>
          </table:table-cell>
          <table:table-cell table:number-columns-repeated="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57653170" calcext:value-type="float">
            <text:p>57653170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4" table:formula="of:=([.B71] - [.B70])/[.B70] * 100" office:value-type="float" office:value="0.600172230588532" calcext:value-type="float">
            <text:p>0.60</text:p>
          </table:table-cell>
          <table:table-cell table:number-columns-repeated="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46746446" calcext:value-type="float">
            <text:p>46746446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5" table:formula="of:=([.B72] - [.B71])/[.B71] * 100" office:value-type="float" office:value="-18.9178218647821" calcext:value-type="float">
            <text:p>-18.92</text:p>
          </table:table-cell>
          <table:table-cell table:number-columns-repeated="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54861521" calcext:value-type="float">
            <text:p>54861521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6" table:formula="of:=([.B73] - [.B72])/[.B72] * 100" office:value-type="float" office:value="17.3597689116302" calcext:value-type="float">
            <text:p>17.36</text:p>
          </table:table-cell>
          <table:table-cell table:number-columns-repeated="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51888286" calcext:value-type="float">
            <text:p>51888286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4" table:formula="of:=([.B74] - [.B73])/[.B73] * 100" office:value-type="float" office:value="-5.41952710352307" calcext:value-type="float">
            <text:p>-5.42</text:p>
          </table:table-cell>
          <table:table-cell table:number-columns-repeated="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62199127" calcext:value-type="float">
            <text:p>62199127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4" table:formula="of:=([.B75] - [.B74])/[.B74] * 100" office:value-type="float" office:value="19.8712306665901" calcext:value-type="float">
            <text:p>19.87</text:p>
          </table:table-cell>
          <table:table-cell table:number-columns-repeated="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66363208" calcext:value-type="float">
            <text:p>6636320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4" table:formula="of:=([.B76] - [.B75])/[.B75] * 100" office:value-type="float" office:value="6.69475795054165" calcext:value-type="float">
            <text:p>6.69</text:p>
          </table:table-cell>
          <table:table-cell table:number-columns-repeated="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62624175" calcext:value-type="float">
            <text:p>62624175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4" table:formula="of:=([.B77] - [.B76])/[.B76] * 100" office:value-type="float" office:value="-5.63419568264391" calcext:value-type="float">
            <text:p>-5.63</text:p>
          </table:table-cell>
          <table:table-cell table:number-columns-repeated="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62378990" calcext:value-type="float">
            <text:p>62378990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4" table:formula="of:=([.B78] - [.B77])/[.B77] * 100" office:value-type="float" office:value="-0.391518131775788" calcext:value-type="float">
            <text:p>-0.39</text:p>
          </table:table-cell>
          <table:table-cell table:number-columns-repeated="12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style-name="ce2" table:number-columns-repeated="15"/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QUERY 2</text:p>
          </table:table-cell>
          <table:table-cell office:value-type="string" calcext:value-type="string">
            <text:p>Passenger count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148520" calcext:value-type="float">
            <text:p>148520</text:p>
          </table:table-cell>
          <table:table-cell table:number-columns-repeated="15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167223" calcext:value-type="float">
            <text:p>167223</text:p>
          </table:table-cell>
          <table:table-cell table:number-columns-repeated="15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157972" calcext:value-type="float">
            <text:p>157972</text:p>
          </table:table-cell>
          <table:table-cell table:number-columns-repeated="15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35678" calcext:value-type="float">
            <text:p>135678</text:p>
          </table:table-cell>
          <table:table-cell table:number-columns-repeated="15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150000" calcext:value-type="float">
            <text:p>150000</text:p>
          </table:table-cell>
          <table:table-cell table:number-columns-repeated="1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4376" calcext:value-type="float">
            <text:p>154376</text:p>
          </table:table-cell>
          <table:table-cell table:number-columns-repeated="15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73598" calcext:value-type="float">
            <text:p>173598</text:p>
          </table:table-cell>
          <table:table-cell table:number-columns-repeated="15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52195" calcext:value-type="float">
            <text:p>152195</text:p>
          </table:table-cell>
          <table:table-cell table:number-columns-repeated="15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56153" calcext:value-type="float">
            <text:p>156153</text:p>
          </table:table-cell>
          <table:table-cell table:number-columns-repeated="15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64800" calcext:value-type="float">
            <text:p>164800</text:p>
          </table:table-cell>
          <table:table-cell table:number-columns-repeated="15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50610" calcext:value-type="float">
            <text:p>150610</text:p>
          </table:table-cell>
          <table:table-cell table:number-columns-repeated="15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53789" calcext:value-type="float">
            <text:p>153789</text:p>
          </table:table-cell>
          <table:table-cell table:number-columns-repeated="15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76299" calcext:value-type="float">
            <text:p>176299</text:p>
          </table:table-cell>
          <table:table-cell table:number-columns-repeated="1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66897" calcext:value-type="float">
            <text:p>166897</text:p>
          </table:table-cell>
          <table:table-cell table:number-columns-repeated="1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50308" calcext:value-type="float">
            <text:p>150308</text:p>
          </table:table-cell>
          <table:table-cell table:number-columns-repeated="15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63741" calcext:value-type="float">
            <text:p>163741</text:p>
          </table:table-cell>
          <table:table-cell table:number-columns-repeated="15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42647" calcext:value-type="float">
            <text:p>142647</text:p>
          </table:table-cell>
          <table:table-cell table:number-columns-repeated="15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66076" calcext:value-type="float">
            <text:p>166076</text:p>
          </table:table-cell>
          <table:table-cell table:number-columns-repeated="15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73676" calcext:value-type="float">
            <text:p>173676</text:p>
          </table:table-cell>
          <table:table-cell table:number-columns-repeated="15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59823" calcext:value-type="float">
            <text:p>159823</text:p>
          </table:table-cell>
          <table:table-cell table:number-columns-repeated="15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65438" calcext:value-type="float">
            <text:p>165438</text:p>
          </table:table-cell>
          <table:table-cell table:number-columns-repeated="15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3"/>
          <table:table-cell table:style-name="ce5" office:value-type="string" calcext:value-type="string">
            <text:p>PASSENGER GROWTH %</text:p>
          </table:table-cell>
          <table:table-cell table:number-columns-repeated="13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148520" calcext:value-type="float">
            <text:p>148520</text:p>
          </table:table-cell>
          <table:table-cell office:value-type="float" office:value="1995" calcext:value-type="float">
            <text:p>1995</text:p>
          </table:table-cell>
          <table:table-cell table:number-columns-repeated="14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167223" calcext:value-type="float">
            <text:p>167223</text:p>
          </table:table-cell>
          <table:table-cell office:value-type="float" office:value="1996" calcext:value-type="float">
            <text:p>1996</text:p>
          </table:table-cell>
          <table:table-cell table:style-name="ce8" table:formula="of:=([.B114]-[.B113])/[.B113] * 100" office:value-type="float" office:value="12.592916778885" calcext:value-type="float">
            <text:p>12.59</text:p>
          </table:table-cell>
          <table:table-cell table:number-columns-repeated="13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157972" calcext:value-type="float">
            <text:p>157972</text:p>
          </table:table-cell>
          <table:table-cell office:value-type="float" office:value="1997" calcext:value-type="float">
            <text:p>1997</text:p>
          </table:table-cell>
          <table:table-cell table:style-name="ce8" table:formula="of:=([.B115]-[.B114])/[.B114] * 100" office:value-type="float" office:value="-5.53213373758395" calcext:value-type="float">
            <text:p>-5.53</text:p>
          </table:table-cell>
          <table:table-cell table:number-columns-repeated="13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35678" calcext:value-type="float">
            <text:p>135678</text:p>
          </table:table-cell>
          <table:table-cell office:value-type="float" office:value="1998" calcext:value-type="float">
            <text:p>1998</text:p>
          </table:table-cell>
          <table:table-cell table:style-name="ce8" table:formula="of:=([.B116]-[.B115])/[.B115] * 100" office:value-type="float" office:value="-14.1126275542501" calcext:value-type="float">
            <text:p>-14.11</text:p>
          </table:table-cell>
          <table:table-cell table:number-columns-repeated="13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999" calcext:value-type="float">
            <text:p>1999</text:p>
          </table:table-cell>
          <table:table-cell table:style-name="ce8" table:formula="of:=([.B117]-[.B116])/[.B116] * 100" office:value-type="float" office:value="10.5558749391943" calcext:value-type="float">
            <text:p>10.56</text:p>
          </table:table-cell>
          <table:table-cell table:number-columns-repeated="1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4376" calcext:value-type="float">
            <text:p>154376</text:p>
          </table:table-cell>
          <table:table-cell office:value-type="float" office:value="2000" calcext:value-type="float">
            <text:p>2000</text:p>
          </table:table-cell>
          <table:table-cell table:style-name="ce8" table:formula="of:=([.B118]-[.B117])/[.B117] * 100" office:value-type="float" office:value="2.91733333333333" calcext:value-type="float">
            <text:p>2.92</text:p>
          </table:table-cell>
          <table:table-cell table:number-columns-repeated="13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73598" calcext:value-type="float">
            <text:p>173598</text:p>
          </table:table-cell>
          <table:table-cell office:value-type="float" office:value="2001" calcext:value-type="float">
            <text:p>2001</text:p>
          </table:table-cell>
          <table:table-cell table:style-name="ce8" table:formula="of:=([.B119]-[.B118])/[.B118] * 100" office:value-type="float" office:value="12.4514173187542" calcext:value-type="float">
            <text:p>12.45</text:p>
          </table:table-cell>
          <table:table-cell table:number-columns-repeated="13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52195" calcext:value-type="float">
            <text:p>152195</text:p>
          </table:table-cell>
          <table:table-cell office:value-type="float" office:value="2002" calcext:value-type="float">
            <text:p>2002</text:p>
          </table:table-cell>
          <table:table-cell table:style-name="ce8" table:formula="of:=([.B120]-[.B119])/[.B119] * 100" office:value-type="float" office:value="-12.3290590905425" calcext:value-type="float">
            <text:p>-12.33</text:p>
          </table:table-cell>
          <table:table-cell table:number-columns-repeated="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56153" calcext:value-type="float">
            <text:p>156153</text:p>
          </table:table-cell>
          <table:table-cell office:value-type="float" office:value="2003" calcext:value-type="float">
            <text:p>2003</text:p>
          </table:table-cell>
          <table:table-cell table:style-name="ce8" table:formula="of:=([.B121]-[.B120])/[.B120] * 100" office:value-type="float" office:value="2.60061105818194" calcext:value-type="float">
            <text:p>2.60</text:p>
          </table:table-cell>
          <table:table-cell table:number-columns-repeated="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64800" calcext:value-type="float">
            <text:p>164800</text:p>
          </table:table-cell>
          <table:table-cell office:value-type="float" office:value="2004" calcext:value-type="float">
            <text:p>2004</text:p>
          </table:table-cell>
          <table:table-cell table:style-name="ce8" table:formula="of:=([.B122]-[.B121])/[.B121] * 100" office:value-type="float" office:value="5.53751769098256" calcext:value-type="float">
            <text:p>5.54</text:p>
          </table:table-cell>
          <table:table-cell table:number-columns-repeated="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50610" calcext:value-type="float">
            <text:p>150610</text:p>
          </table:table-cell>
          <table:table-cell office:value-type="float" office:value="2005" calcext:value-type="float">
            <text:p>2005</text:p>
          </table:table-cell>
          <table:table-cell table:style-name="ce8" table:formula="of:=([.B123]-[.B122])/[.B122] * 100" office:value-type="float" office:value="-8.61043689320388" calcext:value-type="float">
            <text:p>-8.61</text:p>
          </table:table-cell>
          <table:table-cell table:number-columns-repeated="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53789" calcext:value-type="float">
            <text:p>153789</text:p>
          </table:table-cell>
          <table:table-cell office:value-type="float" office:value="2006" calcext:value-type="float">
            <text:p>2006</text:p>
          </table:table-cell>
          <table:table-cell table:style-name="ce8" table:formula="of:=([.B124]-[.B123])/[.B123] * 100" office:value-type="float" office:value="2.11074961821924" calcext:value-type="float">
            <text:p>2.11</text:p>
          </table:table-cell>
          <table:table-cell table:number-columns-repeated="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76299" calcext:value-type="float">
            <text:p>176299</text:p>
          </table:table-cell>
          <table:table-cell office:value-type="float" office:value="2007" calcext:value-type="float">
            <text:p>2007</text:p>
          </table:table-cell>
          <table:table-cell table:style-name="ce8" table:formula="of:=([.B125]-[.B124])/[.B124] * 100" office:value-type="float" office:value="14.6369376223267" calcext:value-type="float">
            <text:p>14.64</text:p>
          </table:table-cell>
          <table:table-cell table:number-columns-repeated="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66897" calcext:value-type="float">
            <text:p>166897</text:p>
          </table:table-cell>
          <table:table-cell office:value-type="float" office:value="2008" calcext:value-type="float">
            <text:p>2008</text:p>
          </table:table-cell>
          <table:table-cell table:style-name="ce8" table:formula="of:=([.B126]-[.B125])/[.B125] * 100" office:value-type="float" office:value="-5.33298543950902" calcext:value-type="float">
            <text:p>-5.33</text:p>
          </table:table-cell>
          <table:table-cell table:number-columns-repeated="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50308" calcext:value-type="float">
            <text:p>150308</text:p>
          </table:table-cell>
          <table:table-cell office:value-type="float" office:value="2009" calcext:value-type="float">
            <text:p>2009</text:p>
          </table:table-cell>
          <table:table-cell table:style-name="ce8" table:formula="of:=([.B127]-[.B126])/[.B126] * 100" office:value-type="float" office:value="-9.93966338520165" calcext:value-type="float">
            <text:p>-9.94</text:p>
          </table:table-cell>
          <table:table-cell table:number-columns-repeated="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63741" calcext:value-type="float">
            <text:p>163741</text:p>
          </table:table-cell>
          <table:table-cell office:value-type="float" office:value="2010" calcext:value-type="float">
            <text:p>2010</text:p>
          </table:table-cell>
          <table:table-cell table:style-name="ce8" table:formula="of:=([.B128]-[.B127])/[.B127] * 100" office:value-type="float" office:value="8.93698272879687" calcext:value-type="float">
            <text:p>8.94</text:p>
          </table:table-cell>
          <table:table-cell table:number-columns-repeated="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42647" calcext:value-type="float">
            <text:p>142647</text:p>
          </table:table-cell>
          <table:table-cell office:value-type="float" office:value="2011" calcext:value-type="float">
            <text:p>2011</text:p>
          </table:table-cell>
          <table:table-cell table:style-name="ce8" table:formula="of:=([.B129]-[.B128])/[.B128] * 100" office:value-type="float" office:value="-12.8825401090747" calcext:value-type="float">
            <text:p>-12.88</text:p>
          </table:table-cell>
          <table:table-cell table:number-columns-repeated="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66076" calcext:value-type="float">
            <text:p>166076</text:p>
          </table:table-cell>
          <table:table-cell office:value-type="float" office:value="2012" calcext:value-type="float">
            <text:p>2012</text:p>
          </table:table-cell>
          <table:table-cell table:style-name="ce8" table:formula="of:=([.B130]-[.B129])/[.B129] * 100" office:value-type="float" office:value="16.4244603812208" calcext:value-type="float">
            <text:p>16.42</text:p>
          </table:table-cell>
          <table:table-cell table:number-columns-repeated="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73676" calcext:value-type="float">
            <text:p>173676</text:p>
          </table:table-cell>
          <table:table-cell office:value-type="float" office:value="2013" calcext:value-type="float">
            <text:p>2013</text:p>
          </table:table-cell>
          <table:table-cell table:style-name="ce8" table:formula="of:=([.B131]-[.B130])/[.B130] * 100" office:value-type="float" office:value="4.57621811700667" calcext:value-type="float">
            <text:p>4.58</text:p>
          </table:table-cell>
          <table:table-cell table:number-columns-repeated="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59823" calcext:value-type="float">
            <text:p>159823</text:p>
          </table:table-cell>
          <table:table-cell office:value-type="float" office:value="2014" calcext:value-type="float">
            <text:p>2014</text:p>
          </table:table-cell>
          <table:table-cell table:style-name="ce8" table:formula="of:=([.B132]-[.B131])/[.B131] * 100" office:value-type="float" office:value="-7.97634676063475" calcext:value-type="float">
            <text:p>-7.98</text:p>
          </table:table-cell>
          <table:table-cell table:number-columns-repeated="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65438" calcext:value-type="float">
            <text:p>165438</text:p>
          </table:table-cell>
          <table:table-cell office:value-type="float" office:value="2015" calcext:value-type="float">
            <text:p>2015</text:p>
          </table:table-cell>
          <table:table-cell table:style-name="ce8" table:formula="of:=([.B133]-[.B132])/[.B132] * 100" office:value-type="float" office:value="3.5132615455848" calcext:value-type="float">
            <text:p>3.51</text:p>
          </table:table-cell>
          <table:table-cell table:number-columns-repeated="13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style-name="ce2" table:number-columns-repeated="17"/>
        </table:table-row>
        <table:table-row table:style-name="ro2" table:number-rows-repeated="3">
          <table:table-cell table:number-columns-repeated="17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COMPARISON BETWEEN GROWTH % OF REVENUE AND GROWTH % OF NUMBERS OF PASSENGERS TRAVELLING</text:p>
          </table:table-cell>
          <table:covered-table-cell table:number-columns-repeated="9"/>
          <table:table-cell table:number-columns-repeated="6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2"/>
          <table:table-cell table:style-name="ce7" office:value-type="string" calcext:value-type="string">
            <text:p>REVENUE GROWTH %</text:p>
          </table:table-cell>
          <table:table-cell table:style-name="ce7" office:value-type="string" calcext:value-type="string">
            <text:p>PASSENGER GROWTH %</text:p>
          </table:table-cell>
          <table:table-cell/>
          <table:table-cell table:style-name="ce5"/>
          <table:table-cell table:number-columns-repeated="11"/>
        </table:table-row>
        <table:table-row table:style-name="ro2">
          <table:table-cell/>
          <table:table-cell table:style-name="ce5" office:value-type="float" office:value="1995" calcext:value-type="float">
            <text:p>1995</text:p>
          </table:table-cell>
          <table:table-cell table:number-columns-repeated="15"/>
        </table:table-row>
        <table:table-row table:style-name="ro2">
          <table:table-cell/>
          <table:table-cell table:style-name="ce5" office:value-type="float" office:value="1996" calcext:value-type="float">
            <text:p>1996</text:p>
          </table:table-cell>
          <table:table-cell table:style-name="ce8" table:formula="of:=[.E59]" office:value-type="float" office:value="6.58600955533357" calcext:value-type="float">
            <text:p>6.59</text:p>
          </table:table-cell>
          <table:table-cell table:style-name="ce8" table:formula="of:=[.D114]" office:value-type="float" office:value="12.592916778885" calcext:value-type="float">
            <text:p>12.59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1997" calcext:value-type="float">
            <text:p>1997</text:p>
          </table:table-cell>
          <table:table-cell table:style-name="ce8" table:formula="of:=[.E60]" office:value-type="float" office:value="-2.10001652761425" calcext:value-type="float">
            <text:p>-2.10</text:p>
          </table:table-cell>
          <table:table-cell table:style-name="ce12" table:formula="of:=[.D115]" office:value-type="float" office:value="-5.53213373758395" calcext:value-type="float">
            <text:p>-5.53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1998" calcext:value-type="float">
            <text:p>1998</text:p>
          </table:table-cell>
          <table:table-cell table:style-name="ce8" table:formula="of:=[.E61]" office:value-type="float" office:value="-7.38019518065302" calcext:value-type="float">
            <text:p>-7.38</text:p>
          </table:table-cell>
          <table:table-cell table:style-name="ce13" table:formula="of:=[.D116]" office:value-type="float" office:value="-14.1126275542501" calcext:value-type="float">
            <text:p>-14.11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1999" calcext:value-type="float">
            <text:p>1999</text:p>
          </table:table-cell>
          <table:table-cell table:style-name="ce8" table:formula="of:=[.E62]" office:value-type="float" office:value="15.9911558068582" calcext:value-type="float">
            <text:p>15.99</text:p>
          </table:table-cell>
          <table:table-cell table:style-name="ce8" table:formula="of:=[.D117]" office:value-type="float" office:value="10.5558749391943" calcext:value-type="float">
            <text:p>10.56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0" calcext:value-type="float">
            <text:p>2000</text:p>
          </table:table-cell>
          <table:table-cell table:style-name="ce8" table:formula="of:=[.E63]" office:value-type="float" office:value="7.3531174984947" calcext:value-type="float">
            <text:p>7.35</text:p>
          </table:table-cell>
          <table:table-cell table:style-name="ce8" table:formula="of:=[.D118]" office:value-type="float" office:value="2.91733333333333" calcext:value-type="float">
            <text:p>2.92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1" calcext:value-type="float">
            <text:p>2001</text:p>
          </table:table-cell>
          <table:table-cell table:style-name="ce8" table:formula="of:=[.E64]" office:value-type="float" office:value="6.09605393477621" calcext:value-type="float">
            <text:p>6.10</text:p>
          </table:table-cell>
          <table:table-cell table:style-name="ce8" table:formula="of:=[.D119]" office:value-type="float" office:value="12.4514173187542" calcext:value-type="float">
            <text:p>12.45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2" calcext:value-type="float">
            <text:p>2002</text:p>
          </table:table-cell>
          <table:table-cell table:style-name="ce8" table:formula="of:=[.E65]" office:value-type="float" office:value="-14.4680105418362" calcext:value-type="float">
            <text:p>-14.47</text:p>
          </table:table-cell>
          <table:table-cell table:style-name="ce8" table:formula="of:=[.D120]" office:value-type="float" office:value="-12.3290590905425" calcext:value-type="float">
            <text:p>-12.33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3" calcext:value-type="float">
            <text:p>2003</text:p>
          </table:table-cell>
          <table:table-cell table:style-name="ce8" table:formula="of:=[.E66]" office:value-type="float" office:value="3.7349387292142" calcext:value-type="float">
            <text:p>3.73</text:p>
          </table:table-cell>
          <table:table-cell table:style-name="ce8" table:formula="of:=[.D121]" office:value-type="float" office:value="2.60061105818194" calcext:value-type="float">
            <text:p>2.6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4" calcext:value-type="float">
            <text:p>2004</text:p>
          </table:table-cell>
          <table:table-cell table:style-name="ce8" table:formula="of:=[.E67]" office:value-type="float" office:value="2.75637410268176" calcext:value-type="float">
            <text:p>2.76</text:p>
          </table:table-cell>
          <table:table-cell table:style-name="ce8" table:formula="of:=[.D122]" office:value-type="float" office:value="5.53751769098256" calcext:value-type="float">
            <text:p>5.54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5" calcext:value-type="float">
            <text:p>2005</text:p>
          </table:table-cell>
          <table:table-cell table:style-name="ce8" table:formula="of:=[.E68]" office:value-type="float" office:value="-8.40304835556079" calcext:value-type="float">
            <text:p>-8.40</text:p>
          </table:table-cell>
          <table:table-cell table:style-name="ce8" table:formula="of:=[.D123]" office:value-type="float" office:value="-8.61043689320388" calcext:value-type="float">
            <text:p>-8.61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6" calcext:value-type="float">
            <text:p>2006</text:p>
          </table:table-cell>
          <table:table-cell table:style-name="ce8" table:formula="of:=[.E69]" office:value-type="float" office:value="8.75677758264663" calcext:value-type="float">
            <text:p>8.76</text:p>
          </table:table-cell>
          <table:table-cell table:style-name="ce8" table:formula="of:=[.D124]" office:value-type="float" office:value="2.11074961821924" calcext:value-type="float">
            <text:p>2.11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7" calcext:value-type="float">
            <text:p>2007</text:p>
          </table:table-cell>
          <table:table-cell table:style-name="ce8" table:formula="of:=[.E70]" office:value-type="float" office:value="13.6233234779134" calcext:value-type="float">
            <text:p>13.62</text:p>
          </table:table-cell>
          <table:table-cell table:style-name="ce8" table:formula="of:=[.D125]" office:value-type="float" office:value="14.6369376223267" calcext:value-type="float">
            <text:p>14.64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8" calcext:value-type="float">
            <text:p>2008</text:p>
          </table:table-cell>
          <table:table-cell table:style-name="ce8" table:formula="of:=[.E71]" office:value-type="float" office:value="0.600172230588532" calcext:value-type="float">
            <text:p>0.60</text:p>
          </table:table-cell>
          <table:table-cell table:style-name="ce8" table:formula="of:=[.D126]" office:value-type="float" office:value="-5.33298543950902" calcext:value-type="float">
            <text:p>-5.33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09" calcext:value-type="float">
            <text:p>2009</text:p>
          </table:table-cell>
          <table:table-cell table:style-name="ce9" table:formula="of:=[.E72]" office:value-type="float" office:value="-18.9178218647821" calcext:value-type="float">
            <text:p>-18.92</text:p>
          </table:table-cell>
          <table:table-cell table:style-name="ce8" table:formula="of:=[.D127]" office:value-type="float" office:value="-9.93966338520165" calcext:value-type="float">
            <text:p>-9.94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10" calcext:value-type="float">
            <text:p>2010</text:p>
          </table:table-cell>
          <table:table-cell table:style-name="ce10" table:formula="of:=[.E73]" office:value-type="float" office:value="17.3597689116302" calcext:value-type="float">
            <text:p>17.36</text:p>
          </table:table-cell>
          <table:table-cell table:style-name="ce8" table:formula="of:=[.D128]" office:value-type="float" office:value="8.93698272879687" calcext:value-type="float">
            <text:p>8.94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11" calcext:value-type="float">
            <text:p>2011</text:p>
          </table:table-cell>
          <table:table-cell table:style-name="ce8" table:formula="of:=[.E74]" office:value-type="float" office:value="-5.41952710352307" calcext:value-type="float">
            <text:p>-5.42</text:p>
          </table:table-cell>
          <table:table-cell table:style-name="ce8" table:formula="of:=[.D129]" office:value-type="float" office:value="-12.8825401090747" calcext:value-type="float">
            <text:p>-12.88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12" calcext:value-type="float">
            <text:p>2012</text:p>
          </table:table-cell>
          <table:table-cell table:style-name="ce8" table:formula="of:=[.E75]" office:value-type="float" office:value="19.8712306665901" calcext:value-type="float">
            <text:p>19.87</text:p>
          </table:table-cell>
          <table:table-cell table:style-name="ce10" table:formula="of:=[.D130]" office:value-type="float" office:value="16.4244603812208" calcext:value-type="float">
            <text:p>16.42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13" calcext:value-type="float">
            <text:p>2013</text:p>
          </table:table-cell>
          <table:table-cell table:style-name="ce8" table:formula="of:=[.E76]" office:value-type="float" office:value="6.69475795054165" calcext:value-type="float">
            <text:p>6.69</text:p>
          </table:table-cell>
          <table:table-cell table:style-name="ce8" table:formula="of:=[.D131]" office:value-type="float" office:value="4.57621811700667" calcext:value-type="float">
            <text:p>4.58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14" calcext:value-type="float">
            <text:p>2014</text:p>
          </table:table-cell>
          <table:table-cell table:style-name="ce8" table:formula="of:=[.E77]" office:value-type="float" office:value="-5.63419568264391" calcext:value-type="float">
            <text:p>-5.63</text:p>
          </table:table-cell>
          <table:table-cell table:style-name="ce8" table:formula="of:=[.D132]" office:value-type="float" office:value="-7.97634676063475" calcext:value-type="float">
            <text:p>-7.98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float" office:value="2015" calcext:value-type="float">
            <text:p>2015</text:p>
          </table:table-cell>
          <table:table-cell table:style-name="ce8" table:formula="of:=[.E78]" office:value-type="float" office:value="-0.391518131775788" calcext:value-type="float">
            <text:p>-0.39</text:p>
          </table:table-cell>
          <table:table-cell table:style-name="ce8" table:formula="of:=[.D133]" office:value-type="float" office:value="3.5132615455848" calcext:value-type="float">
            <text:p>3.51</text:p>
          </table:table-cell>
          <table:table-cell table:number-columns-repeated="13"/>
        </table:table-row>
        <table:table-row table:style-name="ro2" table:number-rows-repeated="2">
          <table:table-cell table:number-columns-repeated="17"/>
        </table:table-row>
        <table:table-row table:style-name="ro5">
          <table:table-cell table:style-name="ce3" office:value-type="string" calcext:value-type="string" table:number-columns-spanned="2" table:number-rows-spanned="1">
            <text:p>AVG GROWTH RATE:</text:p>
          </table:table-cell>
          <table:covered-table-cell table:style-name="ce6"/>
          <table:table-cell table:style-name="ce11" table:formula="of:=AVERAGE([.C145:.C164])" office:value-type="float" office:value="2.33546735294401" calcext:value-type="float">
            <text:p>2.3354673529</text:p>
          </table:table-cell>
          <table:table-cell table:style-name="ce11" table:formula="of:=AVERAGE([.D145:.D164])" office:value-type="float" office:value="1.00692440812429" calcext:value-type="float">
            <text:p>1.006924408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0:52:36.423609724</meta:creation-date>
    <dc:date>2017-12-05T01:58:18.091096155</dc:date>
    <meta:editing-duration>PT2M55S</meta:editing-duration>
    <meta:editing-cycles>3</meta:editing-cycles>
    <meta:generator>LibreOffice/4.2.8.2$Linux_X86_64 LibreOffice_project/420m0$Build-2</meta:generator>
    <meta:document-statistic meta:table-count="1" meta:cell-count="40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3.954cm" style:legend-expansion="high" chart:style-name="ch2"/>
        <chart:plot-area chart:style-name="ch3" table:cell-range-address="Sheet1.A4:Sheet1.B24" svg:x="0.319cm" svg:y="0.18cm" svg:width="13.097cm" svg:height="8.645cm">
          <chartooo:coordinate-region svg:x="2.052cm" svg:y="0.38cm" svg:width="11.36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24" chart:class="chart:bar">
            <chart:data-point chart:repeated="21"/>
          </chart:series>
          <chart:series chart:style-name="ch8" chart:values-cell-range-address="Sheet1.B4:Sheet1.B24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5">
                <text:p>1995</text:p>
                <draw:g>
                  <svg:desc>Sheet1.A4:Sheet1.A24</svg:desc>
                </draw:g>
              </table:table-cell>
              <table:table-cell office:value-type="float" office:value="43494243">
                <text:p>43494243</text:p>
                <draw:g>
                  <svg:desc>Sheet1.B4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6">
                <text:p>1996</text:p>
              </table:table-cell>
              <table:table-cell office:value-type="float" office:value="46358778">
                <text:p>46358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7">
                <text:p>1997</text:p>
              </table:table-cell>
              <table:table-cell office:value-type="float" office:value="45385236">
                <text:p>45385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">
                <text:p>1998</text:p>
              </table:table-cell>
              <table:table-cell office:value-type="float" office:value="42035717">
                <text:p>42035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">
                <text:p>1999</text:p>
              </table:table-cell>
              <table:table-cell office:value-type="float" office:value="48757714">
                <text:p>48757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2342926">
                <text:p>52342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1">
                <text:p>2001</text:p>
              </table:table-cell>
              <table:table-cell office:value-type="float" office:value="55533779">
                <text:p>55533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2">
                <text:p>2002</text:p>
              </table:table-cell>
              <table:table-cell office:value-type="float" office:value="47499146">
                <text:p>47499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3">
                <text:p>2003</text:p>
              </table:table-cell>
              <table:table-cell office:value-type="float" office:value="49273210">
                <text:p>49273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4">
                <text:p>2004</text:p>
              </table:table-cell>
              <table:table-cell office:value-type="float" office:value="50631364">
                <text:p>50631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5">
                <text:p>2005</text:p>
              </table:table-cell>
              <table:table-cell office:value-type="float" office:value="46376786">
                <text:p>46376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6">
                <text:p>2006</text:p>
              </table:table-cell>
              <table:table-cell office:value-type="float" office:value="50437898">
                <text:p>50437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7">
                <text:p>2007</text:p>
              </table:table-cell>
              <table:table-cell office:value-type="float" office:value="57309216">
                <text:p>57309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7653170">
                <text:p>576531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9">
                <text:p>2009</text:p>
              </table:table-cell>
              <table:table-cell office:value-type="float" office:value="46746446">
                <text:p>46746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0">
                <text:p>2010</text:p>
              </table:table-cell>
              <table:table-cell office:value-type="float" office:value="54861521">
                <text:p>54861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1">
                <text:p>2011</text:p>
              </table:table-cell>
              <table:table-cell office:value-type="float" office:value="51888286">
                <text:p>51888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2">
                <text:p>2012</text:p>
              </table:table-cell>
              <table:table-cell office:value-type="float" office:value="62199127">
                <text:p>62199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3">
                <text:p>2013</text:p>
              </table:table-cell>
              <table:table-cell office:value-type="float" office:value="66363208">
                <text:p>66363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4">
                <text:p>2014</text:p>
              </table:table-cell>
              <table:table-cell office:value-type="float" office:value="62624175">
                <text:p>62624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5">
                <text:p>2015</text:p>
              </table:table-cell>
              <table:table-cell office:value-type="float" office:value="62378990">
                <text:p>623789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61cm" svg:y="4.203cm" style:legend-expansion="high" chart:style-name="ch2"/>
        <chart:plot-area chart:style-name="ch3" table:cell-range-address="Sheet1.F29:Sheet1.F49" svg:x="0.319cm" svg:y="0.18cm" svg:width="13.123cm" svg:height="8.645cm">
          <chartooo:coordinate-region svg:x="1.417cm" svg:y="0.379cm" svg:width="12.02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49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494243">
                <text:p>43.494243</text:p>
                <draw:g>
                  <svg:desc>Sheet1.F29:Sheet1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358778">
                <text:p>46.358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385236">
                <text:p>45.385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035717">
                <text:p>42.035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757714">
                <text:p>48.757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42926">
                <text:p>52.342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533779">
                <text:p>55.533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499146">
                <text:p>47.499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27321">
                <text:p>49.27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631364">
                <text:p>50.631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76786">
                <text:p>46.376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437898">
                <text:p>50.437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309216">
                <text:p>57.309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65317">
                <text:p>57.65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746446">
                <text:p>46.746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861521">
                <text:p>54.861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888286">
                <text:p>51.888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.199127">
                <text:p>62.199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363208">
                <text:p>66.363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624175">
                <text:p>62.624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37899">
                <text:p>62.37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E59:Sheet1.E78" svg:x="0.32cm" svg:y="0.18cm" svg:width="13.097cm" svg:height="8.64cm">
          <chartooo:coordinate-region svg:x="1.524cm" svg:y="0.379cm" svg:width="11.89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9:Sheet1.E7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8600955533357">
                <text:p>6.58600955533357</text:p>
                <draw:g>
                  <svg:desc>Sheet1.E59:Sheet1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0001652761425">
                <text:p>-2.10001652761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38019518065302">
                <text:p>-7.38019518065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911558068582">
                <text:p>15.9911558068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531174984947">
                <text:p>7.353117498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9605393477621">
                <text:p>6.09605393477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4680105418362">
                <text:p>-14.4680105418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349387292142">
                <text:p>3.7349387292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637410268176">
                <text:p>2.75637410268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40304835556079">
                <text:p>-8.4030483555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5677758264663">
                <text:p>8.75677758264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233234779134">
                <text:p>13.6233234779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172230588532">
                <text:p>0.600172230588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9178218647821">
                <text:p>-18.9178218647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3597689116302">
                <text:p>17.3597689116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41952710352307">
                <text:p>-5.41952710352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8712306665901">
                <text:p>19.8712306665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9475795054165">
                <text:p>6.69475795054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63419568264391">
                <text:p>-5.63419568264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91518131775788">
                <text:p>-0.391518131775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96cm" svg:height="9.006cm" xlink:href=".." xlink:type="simple" chart:class="chart:bar" chart:style-name="ch1">
        <chart:legend chart:legend-position="end" svg:x="24.433cm" svg:y="4.204cm" style:legend-expansion="high" chart:style-name="ch2"/>
        <chart:plot-area chart:style-name="ch3" table:cell-range-address="Sheet1.A87:Sheet1.B107" chart:data-source-has-labels="column" svg:x="0.533cm" svg:y="0.18cm" svg:width="23.367cm" svg:height="8.646cm">
          <chartooo:coordinate-region svg:x="1.895cm" svg:y="0.379cm" svg:width="22.005cm" svg:height="7.8cm"/>
          <chart:axis chart:dimension="x" chart:name="primary-x" chart:style-name="ch4" chartooo:axis-type="auto">
            <chartooo:date-scale/>
            <chart:categories table:cell-range-address="Sheet1.A87:Sheet1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7:Sheet1.B10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5">
                <text:p>2000</text:p>
                <draw:g>
                  <svg:desc>Sheet1.A87:Sheet1.A107</svg:desc>
                </draw:g>
              </table:table-cell>
              <table:table-cell office:value-type="float" office:value="148520">
                <text:p>148520</text:p>
                <draw:g>
                  <svg:desc>Sheet1.B87:Sheet1.B107</svg:desc>
                </draw:g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67223">
                <text:p>16722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57972">
                <text:p>15797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35678">
                <text:p>13567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4376">
                <text:p>154376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73598">
                <text:p>17359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52195">
                <text:p>15219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56153">
                <text:p>15615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50610">
                <text:p>15061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53789">
                <text:p>15378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76299">
                <text:p>17629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66897">
                <text:p>16689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50308">
                <text:p>1503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3741">
                <text:p>16374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6076">
                <text:p>16607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73676">
                <text:p>17367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59823">
                <text:p>15982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65438">
                <text:p>1654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6cm" svg:height="9.008cm" xlink:href=".." xlink:type="simple" chart:class="chart:bar" chart:style-name="ch1">
        <chart:legend chart:legend-position="end" svg:x="25.097cm" svg:y="4.205cm" style:legend-expansion="high" chart:style-name="ch2"/>
        <chart:plot-area chart:style-name="ch3" table:cell-range-address="Sheet1.C114:Sheet1.D133" chart:data-source-has-labels="column" svg:x="0.547cm" svg:y="0.18cm" svg:width="24.003cm" svg:height="8.648cm">
          <chartooo:coordinate-region svg:x="1.751cm" svg:y="0.379cm" svg:width="22.799cm" svg:height="8.25cm"/>
          <chart:axis chart:dimension="x" chart:name="primary-x" chart:style-name="ch4" chartooo:axis-type="auto">
            <chartooo:date-scale/>
            <chart:categories table:cell-range-address="Sheet1.C114:Sheet1.C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4:Sheet1.D133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Sheet1.C114:Sheet1.C133</svg:desc>
                </draw:g>
              </table:table-cell>
              <table:table-cell office:value-type="float" office:value="12.592916778885">
                <text:p>12.592916778885</text:p>
                <draw:g>
                  <svg:desc>Sheet1.D114:Sheet1.D133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-5.53213373758395">
                <text:p>-5.53213373758395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-14.1126275542501">
                <text:p>-14.112627554250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0.5558749391943">
                <text:p>10.55587493919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91733333333333">
                <text:p>2.9173333333333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2.4514173187542">
                <text:p>12.4514173187542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-12.3290590905425">
                <text:p>-12.329059090542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.60061105818194">
                <text:p>2.60061105818194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.53751769098256">
                <text:p>5.5375176909825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-8.61043689320388">
                <text:p>-8.6104368932038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.11074961821924">
                <text:p>2.1107496182192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4.6369376223267">
                <text:p>14.636937622326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-5.33298543950902">
                <text:p>-5.332985439509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-9.93966338520165">
                <text:p>-9.9396633852016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93698272879687">
                <text:p>8.9369827287968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-12.8825401090747">
                <text:p>-12.882540109074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.4244603812208">
                <text:p>16.424460381220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.57621811700667">
                <text:p>4.5762181170066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7.97634676063475">
                <text:p>-7.97634676063475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3.5132615455848">
                <text:p>3.51326154558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58cm" svg:height="9.008cm" xlink:href=".." xlink:type="simple" chart:class="chart:bar" chart:style-name="ch1">
        <chart:legend chart:legend-position="end" svg:x="27.295cm" svg:y="3.956cm" style:legend-expansion="high" chart:style-name="ch2"/>
        <chart:plot-area chart:style-name="ch3" table:cell-range-address="Sheet1.B145:Sheet1.D164" chart:data-source-has-labels="column" svg:x="0.591cm" svg:y="0.18cm" svg:width="26.113cm" svg:height="8.648cm">
          <chartooo:coordinate-region svg:x="1.795cm" svg:y="0.379cm" svg:width="24.909cm" svg:height="8.25cm"/>
          <chart:axis chart:dimension="x" chart:name="primary-x" chart:style-name="ch4" chartooo:axis-type="auto">
            <chartooo:date-scale/>
            <chart:categories table:cell-range-address="Sheet1.B145:Sheet1.B1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45:Sheet1.C164" chart:class="chart:bar">
            <chart:data-point chart:repeated="20"/>
          </chart:series>
          <chart:series chart:style-name="ch8" chart:values-cell-range-address="Sheet1.D145:Sheet1.D164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Sheet1.B145:Sheet1.B164</svg:desc>
                </draw:g>
              </table:table-cell>
              <table:table-cell office:value-type="float" office:value="6.58600955533357">
                <text:p>6.58600955533357</text:p>
                <draw:g>
                  <svg:desc>Sheet1.C145:Sheet1.C164</svg:desc>
                </draw:g>
              </table:table-cell>
              <table:table-cell office:value-type="float" office:value="12.592916778885">
                <text:p>12.592916778885</text:p>
                <draw:g>
                  <svg:desc>Sheet1.D145:Sheet1.D164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-2.10001652761425">
                <text:p>-2.10001652761425</text:p>
              </table:table-cell>
              <table:table-cell office:value-type="float" office:value="-5.53213373758395">
                <text:p>-5.53213373758395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-7.38019518065302">
                <text:p>-7.38019518065302</text:p>
              </table:table-cell>
              <table:table-cell office:value-type="float" office:value="-14.1126275542501">
                <text:p>-14.112627554250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5.9911558068582">
                <text:p>15.9911558068582</text:p>
              </table:table-cell>
              <table:table-cell office:value-type="float" office:value="10.5558749391943">
                <text:p>10.55587493919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3531174984947">
                <text:p>7.3531174984947</text:p>
              </table:table-cell>
              <table:table-cell office:value-type="float" office:value="2.91733333333333">
                <text:p>2.9173333333333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6.09605393477621">
                <text:p>6.09605393477621</text:p>
              </table:table-cell>
              <table:table-cell office:value-type="float" office:value="12.4514173187542">
                <text:p>12.4514173187542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-14.4680105418362">
                <text:p>-14.4680105418362</text:p>
              </table:table-cell>
              <table:table-cell office:value-type="float" office:value="-12.3290590905425">
                <text:p>-12.329059090542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.7349387292142">
                <text:p>3.7349387292142</text:p>
              </table:table-cell>
              <table:table-cell office:value-type="float" office:value="2.60061105818194">
                <text:p>2.60061105818194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.75637410268176">
                <text:p>2.75637410268176</text:p>
              </table:table-cell>
              <table:table-cell office:value-type="float" office:value="5.53751769098256">
                <text:p>5.5375176909825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-8.40304835556079">
                <text:p>-8.40304835556079</text:p>
              </table:table-cell>
              <table:table-cell office:value-type="float" office:value="-8.61043689320388">
                <text:p>-8.6104368932038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.75677758264663">
                <text:p>8.75677758264663</text:p>
              </table:table-cell>
              <table:table-cell office:value-type="float" office:value="2.11074961821924">
                <text:p>2.1107496182192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3.6233234779134">
                <text:p>13.6233234779134</text:p>
              </table:table-cell>
              <table:table-cell office:value-type="float" office:value="14.6369376223267">
                <text:p>14.636937622326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600172230588532">
                <text:p>0.600172230588532</text:p>
              </table:table-cell>
              <table:table-cell office:value-type="float" office:value="-5.33298543950902">
                <text:p>-5.332985439509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-18.9178218647821">
                <text:p>-18.9178218647821</text:p>
              </table:table-cell>
              <table:table-cell office:value-type="float" office:value="-9.93966338520165">
                <text:p>-9.9396633852016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.3597689116302">
                <text:p>17.3597689116302</text:p>
              </table:table-cell>
              <table:table-cell office:value-type="float" office:value="8.93698272879687">
                <text:p>8.9369827287968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-5.41952710352307">
                <text:p>-5.41952710352307</text:p>
              </table:table-cell>
              <table:table-cell office:value-type="float" office:value="-12.8825401090747">
                <text:p>-12.882540109074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9.8712306665901">
                <text:p>19.8712306665901</text:p>
              </table:table-cell>
              <table:table-cell office:value-type="float" office:value="16.4244603812208">
                <text:p>16.424460381220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.69475795054165">
                <text:p>6.69475795054165</text:p>
              </table:table-cell>
              <table:table-cell office:value-type="float" office:value="4.57621811700667">
                <text:p>4.5762181170066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5.63419568264391">
                <text:p>-5.63419568264391</text:p>
              </table:table-cell>
              <table:table-cell office:value-type="float" office:value="-7.97634676063475">
                <text:p>-7.97634676063475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-0.391518131775788">
                <text:p>-0.391518131775788</text:p>
              </table:table-cell>
              <table:table-cell office:value-type="float" office:value="3.5132615455848">
                <text:p>3.5132615455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